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board" svg:font-family="Chalkboard" style:font-pitch="variable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tima"/>
    </style:style>
    <style:style style:name="P2" style:family="paragraph" style:parent-style-name="Standard">
      <style:text-properties style:font-name="Optima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Optima"/>
    </style:style>
    <style:style style:name="P5" style:family="paragraph" style:parent-style-name="Standard" style:list-style-name="L1">
      <style:text-properties style:font-name="Optim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Chalkboard" fo:font-size="11pt" style:font-size-asian="11pt" style:font-size-complex="11pt"/>
    </style:style>
    <style:style style:name="T4" style:family="text">
      <style:text-properties style:font-name="Optima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 Values Workshop</text:p>
      <text:p text:style-name="P1"/>
      <text:p text:style-name="P1">Purpose: to help a team understand what it collectively values and what qualities exist within the team to support these values.</text:p>
      <text:p text:style-name="P1"/>
      <text:p text:style-name="P1">Duration: 39 to 63 minutes</text:p>
      <text:p text:style-name="P1"/>
      <text:list xml:id="list571966114" text:style-name="L1">
        <text:list-item>
          <text:p text:style-name="P3"><text:span text:style-name="T4">Each team member writes their three best personal qualities on a note card. <text:s/>Use the format: “I have the quality of ______” for each quality. For example, “</text:span><text:span text:style-name="T3">I have the quality of paying attention to details</text:span><text:span text:style-name="T4">” or “</text:span><text:span text:style-name="T3">I have the quality of courage</text:span>”<text:span text:style-name="T4">. (5 min)</text:span></text:p>
        </text:list-item>
        <text:list-item>
          <text:p text:style-name="P3"><text:span text:style-name="T4">Each team member writes three things they see their organization values (based on action) on a note card. <text:s/>Use the format “When my organization _______ it shows that it values _______”. <text:s/>For example, “</text:span><text:span text:style-name="T3">When my organization evaluates performance based on time utilization it shows that it values hard work</text:span><text:span text:style-name="T4">” or “</text:span><text:span text:style-name="T3">When my organization has a 'bring your child to work day' it shows that it values healthy families</text:span><text:span text:style-name="T4">”. (8 min)</text:span></text:p>
        </text:list-item>
        <text:list-item>
          <text:p text:style-name="P5">Assign participants into pairs (and if needed one group of three). <text:s/>Hand your partner your cards to read. <text:s/>Read silently. (3 min)</text:p>
        </text:list-item>
        <text:list-item>
          <text:p text:style-name="P5">Continue in pairs. <text:s/>Work together to combine the qualities (it's okay to use new words) so that as a pair, you have four qualities listed. <text:s/>Use the format: “We have the quality of ______” for each quality. <text:s/>Each pair will go from six cards down to four cards. <text:s/>(8 min)</text:p>
        </text:list-item>
        <text:list-item>
          <text:p text:style-name="P5">Continue in pairs. <text:s/>Work together to combine the values (it's okay to use new words) so that as a pair, you have four values listed. <text:s/>Use the format as before. <text:s/>(8 min)</text:p>
        </text:list-item>
        <text:list-item>
          <text:p text:style-name="P5">If you have seven or fewer people in your team, skip to step 10.</text:p>
        </text:list-item>
        <text:list-item>
          <text:p text:style-name="P5">Assign pairs into two groups of four, five or six people. <text:s/>Read each other's cards silently (include <text:span text:style-name="T1">all</text:span><text:span text:style-name="T2"> cards)</text:span>. (4 min)</text:p>
        </text:list-item>
        <text:list-item>
          <text:p text:style-name="P5">Continue in groups. <text:s/>Combine the qualities as before so that you have five qualities listed. <text:s/>Each group will go from eight (or more) cards down to five cards. (10 min)</text:p>
        </text:list-item>
        <text:list-item>
          <text:p text:style-name="P5">Continue in groups. <text:s/>Combine the values as before so that you have five values listed. (10 min)</text:p>
        </text:list-item>
        <text:list-item>
          <text:p text:style-name="P5">Get everyone together. <text:s/>Everyone silently reads through all the cards. (4 min)</text:p>
        </text:list-item>
        <text:list-item>
          <text:p text:style-name="P5">On a flip chart or whiteboard, write down all the qualities (8 to10) in the left column and all the values (8 to 10) in the right column. <text:s/>Just use the key word or phrase rather than the whole sentence on the cards. (3 min)</text:p>
        </text:list-item>
        <text:list-item>
          <text:p text:style-name="P5">As a whole team, choose the most important organizational value <text:span text:style-name="T5">for this team</text:span> and draw lines from two or three of your qualities that most directly support that value. <text:s/>Then do this for the second and third most important values. <text:s/>Good discussion here is welcome! (15 min)</text:p>
        </text:list-item>
        <text:list-item>
          <text:p text:style-name="P5">As a whole team, decide if any of the values listed are not values that the team can support. <text:s/>If there are any, strike through them with a black marker. (5 min)</text:p>
        </text:list-item>
        <text:list-item>
          <text:p text:style-name="P5">As a whole team, decide if there are any important values missing from the list. <text:s/>The addition of a new value should be unanimous. <text:s/>Draw lines to show how your qualities support the value. (5 mi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lkboard" svg:font-family="Chalkboard" style:font-pitch="variable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hkin Berteig</meta:initial-creator>
    <meta:creation-date>2012-04-20T18:46:27</meta:creation-date>
    <dc:date>2012-05-03T08:23:29</dc:date>
    <dc:creator>Mishkin Berteig</dc:creator>
    <meta:editing-duration>PT12M40S</meta:editing-duration>
    <meta:editing-cycles>6</meta:editing-cycles>
    <meta:generator>LibreOffice/3.5$MacOSX_x86 LibreOffice_project/7e68ba2-a744ebf-1f241b7-c506db1-7d53735</meta:generator>
    <meta:document-statistic meta:table-count="0" meta:image-count="0" meta:object-count="0" meta:page-count="1" meta:paragraph-count="17" meta:word-count="516" meta:character-count="207" meta:non-whitespace-character-count="2308"/>
  </office:meta>
</office:document-meta>
</file>